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indent="0cm" style:auto-text-indent="false"/>
      <style:text-properties fo:color="#444950" style:font-name="Liberation Serif" fo:font-size="18pt" fo:language="pl" fo:country="PL" style:text-underline-style="solid" style:text-underline-width="auto" style:text-underline-color="font-color" style:font-name-asian="Arial1" style:font-size-asian="18pt" style:font-name-complex="Arial1" style:font-size-complex="18pt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fo:color="#444950" style:font-name="Liberation Serif" fo:font-size="14pt" fo:language="pl" fo:country="PL" style:text-underline-style="none" fo:font-weight="bold" style:font-name-asian="Arial1" style:font-size-asian="14pt" style:font-weight-asian="bold" style:font-name-complex="Arial1" style:font-size-complex="14pt" style:font-weight-complex="bold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fo:color="#444950" style:font-name="Liberation Serif" fo:font-size="12pt" fo:language="pl" fo:country="PL" style:text-underline-style="none" fo:font-weight="normal" officeooo:paragraph-rsid="001dc30e" style:font-name-asian="Arial1" style:font-size-asian="12pt" style:font-weight-asian="normal" style:font-name-complex="Arial1" style:font-size-complex="12pt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/>
      <style:text-properties fo:color="#444950" style:font-name="Liberation Serif" fo:font-size="12pt" fo:language="pl" fo:country="PL" style:font-name-asian="Arial1" style:font-size-asian="12pt" style:font-name-complex="Arial1" style:font-size-complex="12pt"/>
    </style:style>
    <style:style style:name="P5" style:family="paragraph" style:parent-style-name="List_20_Paragraph">
      <style:text-properties fo:color="#444950" fo:font-size="12pt" fo:language="pl" fo:country="PL" style:font-name-asian="Arial1" style:font-size-asian="12pt" style:font-name-complex="Arial1" style:font-size-complex="12pt"/>
    </style:style>
    <style:style style:name="P6" style:family="paragraph" style:parent-style-name="List_20_Paragraph">
      <style:text-properties fo:color="#444950" style:font-name="Liberation Serif" fo:font-size="12pt" fo:language="pl" fo:country="PL" style:text-underline-style="none" fo:font-weight="normal" style:font-name-asian="Arial1" style:font-size-asian="12pt" style:font-weight-asian="normal" style:font-name-complex="Arial1" style:font-size-complex="12pt" style:font-weight-complex="normal"/>
    </style:style>
    <style:style style:name="P7" style:family="paragraph" style:parent-style-name="List_20_Paragraph">
      <style:paragraph-properties fo:margin-left="1.27cm" fo:margin-right="0cm" fo:margin-top="0.101cm" fo:margin-bottom="0.383cm" loext:contextual-spacing="true" fo:line-height="115%" fo:text-indent="0cm" style:auto-text-indent="false"/>
    </style:style>
    <style:style style:name="P8" style:family="paragraph" style:parent-style-name="Standard">
      <style:text-properties fo:color="#444950" style:font-name="Liberation Serif" fo:font-size="18pt" fo:language="pl" fo:country="PL" style:text-underline-style="solid" style:text-underline-width="auto" style:text-underline-color="font-color" style:font-name-asian="Arial1" style:font-size-asian="18pt" style:font-name-complex="Arial1" style:font-size-complex="18pt"/>
    </style:style>
    <style:style style:name="P9" style:family="paragraph" style:parent-style-name="Standard">
      <style:text-properties fo:color="#444950" style:font-name="Liberation Serif" fo:font-size="14pt" fo:language="pl" fo:country="PL" fo:font-weight="bold" style:font-name-asian="Arial1" style:font-size-asian="14pt" style:font-weight-asian="bold" style:font-name-complex="Arial1" style:font-size-complex="14pt" style:font-weight-complex="bold"/>
    </style:style>
    <style:style style:name="P10" style:family="paragraph" style:parent-style-name="Standard">
      <style:paragraph-properties fo:margin-left="0cm" fo:margin-right="0cm" fo:text-indent="1.249cm" style:auto-text-indent="false"/>
      <style:text-properties fo:color="#444950" style:font-name="Liberation Serif" fo:font-size="12pt" fo:language="pl" fo:country="PL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0cm" fo:margin-right="0cm" fo:line-height="100%" fo:text-indent="1.249cm" style:auto-text-indent="false"/>
      <style:text-properties fo:color="#444950" style:font-name="Liberation Serif" fo:font-size="12pt" fo:language="pl" fo:country="PL" style:font-name-asian="Arial1" style:font-size-asian="12pt" style:font-name-complex="Arial1" style:font-size-complex="12pt"/>
    </style:style>
    <style:style style:name="P12" style:family="paragraph" style:parent-style-name="Standard">
      <style:paragraph-properties fo:margin-left="1.249cm" fo:margin-right="0cm" fo:text-indent="0cm" style:auto-text-indent="false"/>
      <style:text-properties fo:color="#444950" style:font-name="Liberation Serif" fo:font-size="12pt" fo:language="pl" fo:country="PL" style:font-name-asian="Arial1" style:font-size-asian="12pt" style:font-name-complex="Arial1" style:font-size-complex="12pt"/>
    </style:style>
    <style:style style:name="P13" style:family="paragraph" style:parent-style-name="Standard">
      <style:paragraph-properties fo:margin-left="1.249cm" fo:margin-right="0cm" fo:line-height="100%" fo:text-indent="0cm" style:auto-text-indent="false"/>
      <style:text-properties fo:color="#444950" style:font-name="Liberation Serif" fo:font-size="12pt" fo:language="pl" fo:country="PL" style:font-name-asian="Arial1" style:font-size-asian="12pt" style:font-name-complex="Arial1" style:font-size-complex="12pt"/>
    </style:style>
    <style:style style:name="P14" style:family="paragraph" style:parent-style-name="Standard">
      <style:paragraph-properties fo:margin-left="3.175cm" fo:margin-right="0cm" fo:line-height="100%" fo:text-indent="0cm" style:auto-text-indent="false"/>
      <style:text-properties fo:color="#444950" style:font-name="Liberation Serif" fo:font-size="12pt" fo:language="pl" fo:country="PL" style:font-name-asian="Arial1" style:font-size-asian="12pt" style:font-name-complex="Arial1" style:font-size-complex="12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color="#444950" style:font-name="Liberation Serif" fo:font-size="16pt" fo:language="pl" fo:country="PL" fo:font-weight="bold" style:font-name-asian="Arial1" style:font-size-asian="16pt" style:font-weight-asian="bold" style:font-name-complex="Arial1" style:font-size-complex="16pt" style:font-weight-complex="bold"/>
    </style:style>
    <style:style style:name="P16" style:family="paragraph" style:parent-style-name="Standard" style:list-style-name="WWNum7">
      <style:paragraph-properties fo:line-height="100%"/>
      <style:text-properties fo:color="#444950" style:font-name="Liberation Serif" fo:font-size="12pt" fo:language="pl" fo:country="PL" style:font-name-asian="Arial1" style:font-size-asian="12pt" style:font-name-complex="Arial1" style:font-size-complex="12pt"/>
    </style:style>
    <style:style style:name="P17" style:family="paragraph" style:parent-style-name="Standard">
      <style:text-properties fo:color="#444950" style:font-name="Liberation Serif" fo:font-size="16pt" fo:language="pl" fo:country="PL" fo:font-weight="bold" style:font-name-asian="Arial1" style:font-size-asian="16pt" style:font-weight-asian="bold" style:font-name-complex="Arial1" style:font-size-complex="16pt" style:font-weight-complex="bold"/>
    </style:style>
    <style:style style:name="P18" style:family="paragraph" style:parent-style-name="List_20_Paragraph" style:list-style-name="WWNum3">
      <style:text-properties fo:color="#444950" style:font-name="Liberation Serif" fo:font-size="12pt" fo:language="pl" fo:country="PL" style:font-name-asian="Arial1" style:font-size-asian="12pt" style:font-name-complex="Arial1" style:font-size-complex="12pt"/>
    </style:style>
    <style:style style:name="P19" style:family="paragraph" style:parent-style-name="List_20_Paragraph" style:list-style-name="WWNum3">
      <style:text-properties fo:color="#444950" style:font-name="Liberation Serif" fo:font-size="12pt" fo:language="pl" fo:country="PL" officeooo:paragraph-rsid="001dc30e" style:font-name-asian="Arial1" style:font-size-asian="12pt" style:font-name-complex="Arial1" style:font-size-complex="12pt"/>
    </style:style>
    <style:style style:name="P20" style:family="paragraph" style:parent-style-name="List_20_Paragraph" style:list-style-name="WWNum2">
      <style:text-properties fo:color="#444950" style:font-name="Liberation Serif" fo:font-size="12pt" fo:language="pl" fo:country="PL" style:font-name-asian="Arial1" style:font-size-asian="12pt" style:font-name-complex="Arial1" style:font-size-complex="12pt"/>
    </style:style>
    <style:style style:name="P21" style:family="paragraph" style:parent-style-name="List_20_Paragraph" style:list-style-name="WWNum4">
      <style:text-properties fo:color="#444950" style:font-name="Liberation Serif" fo:font-size="12pt" fo:language="pl" fo:country="PL" style:font-name-asian="Arial1" style:font-size-asian="12pt" style:font-name-complex="Arial1" style:font-size-complex="12pt"/>
    </style:style>
    <style:style style:name="P22" style:family="paragraph" style:parent-style-name="List_20_Paragraph" style:list-style-name="WWNum5">
      <style:text-properties fo:color="#444950" style:font-name="Liberation Serif" fo:font-size="12pt" fo:language="pl" fo:country="PL" style:font-name-asian="Arial1" style:font-size-asian="12pt" style:font-name-complex="Arial1" style:font-size-complex="12pt"/>
    </style:style>
    <style:style style:name="P23" style:family="paragraph" style:parent-style-name="List_20_Paragraph" style:list-style-name="WWNum6">
      <style:text-properties fo:color="#444950" style:font-name="Liberation Serif" fo:font-size="12pt" fo:language="pl" fo:country="PL" style:font-name-asian="Arial1" style:font-size-asian="12pt" style:font-name-complex="Arial1" style:font-size-complex="12pt"/>
    </style:style>
    <style:style style:name="P24" style:family="paragraph" style:parent-style-name="List_20_Paragraph" style:list-style-name="WWNum6">
      <style:text-properties fo:color="#444950" style:font-name="Liberation Serif" fo:font-size="12pt" fo:language="pl" fo:country="PL" officeooo:paragraph-rsid="001dc30e" style:font-name-asian="Arial1" style:font-size-asian="12pt" style:font-name-complex="Arial1" style:font-size-complex="12pt"/>
    </style:style>
    <style:style style:name="P25" style:family="paragraph" style:parent-style-name="List_20_Paragraph" style:list-style-name="WWNum1">
      <style:paragraph-properties fo:line-height="100%"/>
      <style:text-properties fo:color="#444950" style:font-name="Liberation Serif" fo:font-size="12pt" fo:language="pl" fo:country="PL" style:font-name-asian="Arial1" style:font-size-asian="12pt" style:font-name-complex="Arial1" style:font-size-complex="12pt"/>
    </style:style>
    <style:style style:name="P26" style:family="paragraph" style:parent-style-name="List_20_Paragraph" style:list-style-name="WWNum8">
      <style:paragraph-properties fo:line-height="100%"/>
      <style:text-properties fo:color="#444950" style:font-name="Liberation Serif" fo:font-size="12pt" fo:language="pl" fo:country="PL" style:font-name-asian="Arial1" style:font-size-asian="12pt" style:font-name-complex="Arial1" style:font-size-complex="12pt"/>
    </style:style>
    <style:style style:name="P27" style:family="paragraph" style:parent-style-name="List_20_Paragraph" style:list-style-name="WWNum9">
      <style:text-properties fo:color="#444950" style:font-name="Liberation Serif" fo:font-size="12pt" fo:language="pl" fo:country="PL" style:text-underline-style="none" fo:font-weight="normal" officeooo:paragraph-rsid="001dc30e" style:font-name-asian="Arial1" style:font-size-asian="12pt" style:font-weight-asian="normal" style:font-name-complex="Arial1" style:font-size-complex="12pt" style:font-weight-complex="normal"/>
    </style:style>
    <style:style style:name="P28" style:family="paragraph" style:parent-style-name="List_20_Paragraph" style:list-style-name="WWNum9">
      <style:paragraph-properties fo:line-height="115%"/>
      <style:text-properties fo:color="#444950" style:font-name="Liberation Serif" fo:font-size="12pt" fo:language="pl" fo:country="PL" style:text-underline-style="none" fo:font-weight="normal" style:font-name-asian="Arial1" style:font-size-asian="12pt" style:font-weight-asian="normal" style:font-name-complex="Arial1" style:font-size-complex="12pt" style:font-weight-complex="normal"/>
    </style:style>
    <style:style style:name="P29" style:family="paragraph" style:parent-style-name="List_20_Paragraph" style:list-style-name="WWNum9">
      <style:paragraph-properties fo:line-height="115%"/>
      <style:text-properties fo:color="#444950" style:font-name="Liberation Serif" fo:font-size="12pt" fo:language="pl" fo:country="PL" style:text-underline-style="none" fo:font-weight="normal" officeooo:paragraph-rsid="001dc30e" style:font-name-asian="Arial1" style:font-size-asian="12pt" style:font-weight-asian="normal" style:font-name-complex="Arial1" style:font-size-complex="12pt" style:font-weight-complex="normal"/>
    </style:style>
    <style:style style:name="P30" style:family="paragraph" style:parent-style-name="List_20_Paragraph" style:list-style-name="WWNum10">
      <style:text-properties fo:color="#444950" style:font-name="Liberation Serif" fo:font-size="12pt" fo:language="pl" fo:country="PL" style:text-underline-style="none" fo:font-weight="normal" style:font-name-asian="Arial1" style:font-size-asian="12pt" style:font-weight-asian="normal" style:font-name-complex="Arial1" style:font-size-complex="12pt" style:font-weight-complex="normal"/>
    </style:style>
    <style:style style:name="P31" style:family="paragraph" style:parent-style-name="List_20_Paragraph" style:list-style-name="WWNum10">
      <style:text-properties fo:color="#444950" style:font-name="Liberation Serif" fo:font-size="12pt" fo:language="pl" fo:country="PL" style:text-underline-style="none" fo:font-weight="normal" officeooo:paragraph-rsid="001dc30e" style:font-name-asian="Arial1" style:font-size-asian="12pt" style:font-weight-asian="normal" style:font-name-complex="Arial1" style:font-size-complex="12pt" style:font-weight-complex="normal"/>
    </style:style>
    <style:style style:name="P32" style:family="paragraph" style:parent-style-name="List_20_Paragraph" style:list-style-name="L2">
      <style:text-properties fo:color="#444950" style:font-name="Liberation Serif" fo:font-size="12pt" fo:language="pl" fo:country="PL" style:text-underline-style="none" fo:font-weight="normal" officeooo:rsid="001ded44" officeooo:paragraph-rsid="001ded44" style:font-name-asian="Arial1" style:font-size-asian="12pt" style:font-weight-asian="normal" style:font-name-complex="Arial1" style:font-size-complex="12pt" style:font-weight-complex="normal"/>
    </style:style>
    <style:style style:name="P33" style:family="paragraph" style:parent-style-name="List_20_Paragraph" style:list-style-name="WWNum6">
      <style:text-properties officeooo:paragraph-rsid="001dc30e"/>
    </style:style>
    <style:style style:name="P34" style:family="paragraph" style:parent-style-name="List_20_Paragraph" style:list-style-name="WWNum7">
      <style:paragraph-properties fo:line-height="100%"/>
      <style:text-properties officeooo:paragraph-rsid="001dc30e"/>
    </style:style>
    <style:style style:name="P35" style:family="paragraph" style:parent-style-name="List_20_Paragraph" style:list-style-name="WWNum10">
      <style:text-properties officeooo:paragraph-rsid="001dc30e"/>
    </style:style>
    <style:style style:name="P36" style:family="paragraph" style:parent-style-name="List_20_Paragraph" style:list-style-name="WWNum9">
      <style:paragraph-properties fo:margin-top="0.101cm" fo:margin-bottom="0.383cm" loext:contextual-spacing="true" fo:line-height="115%"/>
      <style:text-properties fo:color="#444950" style:font-name="Liberation Serif" fo:font-size="12pt" fo:language="pl" fo:country="PL" style:text-underline-style="none" fo:font-weight="normal" style:font-name-asian="Arial1" style:font-size-asian="12pt" style:font-weight-asian="normal" style:font-name-complex="Arial1" style:font-size-complex="12pt" style:font-weight-complex="normal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fo:color="#444950" style:font-name="Liberation Serif" fo:font-size="12pt" fo:language="pl" fo:country="PL" style:text-underline-style="none" fo:font-weight="normal" officeooo:rsid="001ded44" officeooo:paragraph-rsid="001ded44" style:font-name-asian="Arial1" style:font-size-asian="12pt" style:font-weight-asian="normal" style:font-name-complex="Arial1" style:font-size-complex="12pt" style:font-weight-complex="normal"/>
    </style:style>
    <style:style style:name="T1" style:family="text">
      <style:text-properties fo:color="#444950" style:font-name="Liberation Serif" fo:font-size="12pt" fo:language="pl" fo:country="PL" style:font-name-asian="Arial1" style:font-size-asian="12pt" style:font-name-complex="Arial1" style:font-size-complex="12pt"/>
    </style:style>
    <style:style style:name="T2" style:family="text">
      <style:text-properties fo:color="#444950" style:font-name="Liberation Serif" fo:font-size="12pt" fo:language="pl" fo:country="PL" officeooo:rsid="001dc30e" style:font-name-asian="Arial1" style:font-size-asian="12pt" style:font-name-complex="Arial1" style:font-size-complex="12pt"/>
    </style:style>
    <style:style style:name="T3" style:family="text">
      <style:text-properties fo:color="#444950" style:font-name="Liberation Serif" fo:font-size="12pt" fo:language="pl" fo:country="PL" style:text-underline-style="none" fo:font-weight="normal" style:font-name-asian="Arial1" style:font-size-asian="12pt" style:font-weight-asian="normal" style:font-name-complex="Arial1" style:font-size-complex="12pt" style:font-weight-complex="normal"/>
    </style:style>
    <style:style style:name="T4" style:family="text">
      <style:text-properties fo:color="#444950" style:font-name="Liberation Serif" fo:font-size="12pt" fo:language="pl" fo:country="PL" style:text-underline-style="none" fo:font-weight="normal" officeooo:rsid="001dc30e" style:font-name-asian="Arial1" style:font-size-asian="12pt" style:font-weight-asian="normal" style:font-name-complex="Arial1" style:font-size-complex="12pt" style:font-weight-complex="normal"/>
    </style:style>
    <style:style style:name="T5" style:family="text">
      <style:text-properties fo:color="#444950" style:font-name="Liberation Serif" fo:font-size="12pt" fo:language="pl" fo:country="PL" style:text-underline-style="none" fo:font-weight="normal" officeooo:rsid="001dc618" style:font-name-asian="Arial1" style:font-size-asian="12pt" style:font-weight-asian="normal" style:font-name-complex="Arial1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USER STORIES</text:p>
      <text:p text:style-name="P8">Sprint II</text:p>
      <text:p text:style-name="P9">Jako użytkownik mogę</text:p>
      <text:p text:style-name="P10">A) z poziomu listy wpisów</text:p>
      <text:list xml:id="list3225963630" text:style-name="WWNum3">
        <text:list-item>
          <text:list>
            <text:list-item>
              <text:p text:style-name="P18">Wyświetlać listę wpisów. Obraz 2.1</text:p>
            </text:list-item>
            <text:list-item>
              <text:p text:style-name="P18">Dodawać wpisy</text:p>
              <text:list>
                <text:list-item>
                  <text:p text:style-name="P18">Nadać tytuł</text:p>
                </text:list-item>
              </text:list>
            </text:list-item>
          </text:list>
        </text:list-item>
      </text:list>
      <text:list xml:id="list1956750846" text:style-name="WWNum2">
        <text:list-item>
          <text:list>
            <text:list-item>
              <text:list>
                <text:list-item>
                  <text:p text:style-name="P20">Za pomocą edytora, dowolnie formatować tekst</text:p>
                </text:list-item>
              </text:list>
            </text:list-item>
          </text:list>
        </text:list-item>
      </text:list>
      <text:list xml:id="list212941801854179" text:continue-list="list3225963630" text:style-name="WWNum3">
        <text:list-item>
          <text:list>
            <text:list-item>
              <text:list>
                <text:list-item>
                  <text:p text:style-name="P19">Załączać pliki i grafiki do wpisu</text:p>
                  <text:list>
                    <text:list-header>
                      <text:p text:style-name="P19">Dodawanie będzie przekierowywało na stronę z formularzem do uzupełniania oraz edytorem WYSIWYG. Obraz 2.2</text:p>
                    </text:list-header>
                  </text:list>
                </text:list-item>
              </text:list>
            </text:list-item>
            <text:list-item>
              <text:p text:style-name="P18">Edytować wpisy</text:p>
            </text:list-item>
            <text:list-item>
              <text:p text:style-name="P18">Usuwać wpisy</text:p>
            </text:list-item>
          </text:list>
        </text:list-item>
      </text:list>
      <text:p text:style-name="P10">B) z poziomu listy kategorii</text:p>
      <text:list xml:id="list1127850464" text:style-name="WWNum4">
        <text:list-item>
          <text:p text:style-name="P21">Wyświetlić listę kategorii. Obraz 2.3</text:p>
        </text:list-item>
        <text:list-item>
          <text:p text:style-name="P21">Dodać nową kategorię</text:p>
        </text:list-item>
        <text:list-item>
          <text:p text:style-name="P21">Edytować kategorię</text:p>
        </text:list-item>
        <text:list-item>
          <text:p text:style-name="P21">Usunąć kategorię</text:p>
        </text:list-item>
      </text:list>
      <text:p text:style-name="P10">C) z poziomu listy tagów</text:p>
      <text:list xml:id="list2640802688" text:style-name="WWNum5">
        <text:list-item>
          <text:p text:style-name="P22">Wyświetlić listę tagów. Obraz 2.4</text:p>
        </text:list-item>
        <text:list-item>
          <text:p text:style-name="P22">Dodać nowy tag </text:p>
        </text:list-item>
        <text:list-item>
          <text:p text:style-name="P22">Edytować tag </text:p>
        </text:list-item>
        <text:list-item>
          <text:p text:style-name="P22">Usunąć tag</text:p>
        </text:list-item>
      </text:list>
      <text:p text:style-name="P12">D) z poziomu panelu administratora</text:p>
      <text:list xml:id="list3972125761" text:style-name="WWNum6">
        <text:list-item>
          <text:list>
            <text:list-item>
              <text:p text:style-name="P23">Wyświetlać listę userów. Obraz 2.5</text:p>
            </text:list-item>
            <text:list-item>
              <text:p text:style-name="P24">Dodawać userów</text:p>
              <text:list>
                <text:list-header>
                  <text:p text:style-name="P24">Dodawanie będzie się odbywało za pomocą formularza, gdzie pola będą uzupełniane odpowiednimi danymi. Obraz 2.6</text:p>
                </text:list-header>
              </text:list>
            </text:list-item>
            <text:list-item>
              <text:p text:style-name="P23">Usuwać userów</text:p>
            </text:list-item>
            <text:list-item>
              <text:p text:style-name="P33"><text:span text:style-name="T1">Przypisywać role użytkowniko</text:span><text:span text:style-name="T2">m</text:span></text:p>
              <text:list>
                <text:list-header>
                  <text:p text:style-name="P24">Przypisywanie będzie się odbywało przy pomocy formularza. Obraz 2.7</text:p>
                </text:list-header>
              </text:list>
            </text:list-item>
            <text:list-item>
              <text:p text:style-name="P24">Dodawać nowe role</text:p>
              <text:list>
                <text:list-header>
                  <text:p text:style-name="P24">Role będą dodawane, poprzez nazwanie roli w polu tekstowym oraz zaznaczenie odpowiednich permisji za pomocą pól wyboru typu checkbox. Obraz 2.8</text:p>
                </text:list-header>
              </text:list>
            </text:list-item>
            <text:list-item>
              <text:p text:style-name="P24">Rozszerzać role o dodatkowe permisje</text:p>
              <text:list>
                <text:list-header>
                  <text:p text:style-name="P24">Przy przypisywaniu roli użytkownikom, będzie można rozszerzać je o dodatkowe permisje. Obraz 2.9</text:p>
                </text:list-header>
              </text:list>
            </text:list-item>
          </text:list>
        </text:list-item>
      </text:list>
      <text:p text:style-name="P5"/>
      <text:p text:style-name="P8"><text:soft-page-break/>Sprint III</text:p>
      <text:p text:style-name="P9">Jako użytkownik mogę</text:p>
      <text:p text:style-name="P11">A) z poziomu listy wpisów</text:p>
      <text:list xml:id="list3426773128" text:style-name="WWNum7">
        <text:list-item>
          <text:p text:style-name="P16">Przypisać tagi i kategorie do wpisów. </text:p>
        </text:list-item>
      </text:list>
      <text:p text:style-name="P14">Kategorie będą wybierane z rozwijanej listy. Obraz 3.1</text:p>
      <text:list xml:id="list212940422290563" text:continue-numbering="true" text:style-name="WWNum7">
        <text:list-item>
          <text:p text:style-name="P34"><text:span text:style-name="T1">Wysłać automatycznie maila do administratora o nowym wpisie</text:span><text:span text:style-name="T2">A</text:span></text:p>
          <text:list>
            <text:list-header>
              <text:p text:style-name="P34"><text:span text:style-name="T2">A</text:span><text:span text:style-name="T1">dministrator będzie otrzymywał informacje o nowo powstałym wpisie za pomocą maila z danymi takimi jak: tytuł wpisu, autor wpisu oraz kategoria wpisu. </text:span></text:p>
            </text:list-header>
          </text:list>
        </text:list-item>
      </text:list>
      <text:p text:style-name="P4"><text:tab/>B) z poziomu panelu administratora</text:p>
      <text:list xml:id="list2387801904" text:style-name="WWNum1">
        <text:list-item>
          <text:p text:style-name="P25">Wysłać automatycznie maila do administratora o nowym userze</text:p>
        </text:list-item>
      </text:list>
      <text:p text:style-name="P13">C) z poziomu ustawień bloga</text:p>
      <text:list xml:id="list1241828243" text:style-name="WWNum8">
        <text:list-item>
          <text:p text:style-name="P26">Dodać lub zmienić nazwę bloga. Obraz 3.2</text:p>
        </text:list-item>
        <text:list-item>
          <text:p text:style-name="P26">Dodać lub zmienić opis bloga. Obraz 3.3</text:p>
        </text:list-item>
      </text:list>
      <text:p text:style-name="P5"/>
      <text:p text:style-name="P5"/>
      <text:p text:style-name="P1">Sprint IV</text:p>
      <text:p text:style-name="P2">Jako użytkownik mogę:</text:p>
      <text:p text:style-name="P7"><text:span text:style-name="T4">A</text:span><text:span text:style-name="T3">) z poziomu frontu aplikacji</text:span></text:p>
      <text:list xml:id="list3052388288" text:style-name="WWNum9">
        <text:list-item>
          <text:p text:style-name="P36">Wyświetlać wpisy w opracowanym jednym motywie graficznym</text:p>
        </text:list-item>
        <text:list-item>
          <text:p text:style-name="P27">Dodać komentarz pod wpisem</text:p>
          <text:list>
            <text:list-header>
              <text:p text:style-name="P27">Dodawanie komentarzy będzie możliwe dzięki podpięciu disqusa pod aplikację</text:p>
            </text:list-header>
          </text:list>
        </text:list-item>
        <text:list-item>
          <text:p text:style-name="P28">Zostawić like’a pod postem</text:p>
        </text:list-item>
        <text:list-item>
          <text:p text:style-name="P29">Zamówić newsletter</text:p>
          <text:list>
            <text:list-header>
              <text:p text:style-name="P29">Powiadomienia o nowych wpisach będą wysyłane na podany przez zainteresowanego</text:p>
            </text:list-header>
          </text:list>
        </text:list-item>
      </text:list>
      <text:p text:style-name="P3"><text:tab/>B) z poziomu ustawień konta</text:p>
      <text:list xml:id="list212941025442299" text:continue-numbering="true" text:style-name="WWNum9">
        <text:list-item>
          <text:p text:style-name="P27">Dodać w ustawieniach konta link do swoich profili w mediach społecznościowych (Facebook, Instagram)</text:p>
        </text:list-item>
      </text:list>
      <text:p text:style-name="P6">C) z poziomu panelu statystyk</text:p>
      <text:list xml:id="list3324610354" text:style-name="WWNum10">
        <text:list-item>
          <text:p text:style-name="P30">wyświetlić dziennik logów użytkowników aplikacji</text:p>
        </text:list-item>
        <text:list-item>
          <text:p text:style-name="P31">wyświetlić statystyki ilości wejść na bloga</text:p>
          <text:list>
            <text:list-header>
              <text:p text:style-name="P35"><text:span text:style-name="T3">Można będzie zobaczyć statystyki z ilości wyświetleń danego wpisu, <text:tab/>ilości zamówionych newsletterów itp. </text:span></text:p>
            </text:list-header>
          </text:list>
        </text:list-item>
      </text:list>
      <text:p text:style-name="P37"><text:tab/>D) z poziomu ustawień bloga</text:p>
      <text:list xml:id="list685889807" text:style-name="L2">
        <text:list-item>
          <text:p text:style-name="P32">konfigurować widgety z mediami społecznościowymi</text:p>
        </text:list-item>
      </text:list>
      <text:p text:style-name="P5"/>
      <text:p text:style-name="P5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l" fo:country="PL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fo:font-size="12pt" style:font-size-asian="12pt"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fo:font-size="12pt" style:font-size-asian="12pt"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Liberation Serif" fo:font-family="'Liberation Serif'" style:font-family-generic="roman" style:font-pitch="variable" fo:font-size="12pt" style:font-size-asian="12pt"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fo:font-size="12pt" style:font-size-asian="12pt"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="Liberation Serif" fo:font-family="'Liberation Serif'" style:font-family-generic="roman" style:font-pitch="variable" fo:font-size="12pt" style:font-size-asian="12pt"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3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3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="Liberation Serif" fo:font-family="'Liberation Serif'" style:font-family-generic="roman" style:font-pitch="variable" fo:font-size="12pt" style:font-size-asian="12pt"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="Liberation Serif" fo:font-family="'Liberation Serif'" style:font-family-generic="roman" style:font-pitch="variable" fo:font-size="12pt" style:font-size-asian="12pt"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="Liberation Serif" fo:font-family="'Liberation Serif'" style:font-family-generic="roman" style:font-pitch="variable" fo:font-size="12pt" style:font-size-asian="12pt"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="Liberation Serif" fo:font-family="'Liberation Serif'" style:font-family-generic="roman" style:font-pitch="variable" fo:font-size="12pt" style:font-size-asian="12pt"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="Liberation Serif" fo:font-family="'Liberation Serif'" style:font-family-generic="roman" style:font-pitch="variable" fo:font-size="12pt" style:font-size-asian="12pt"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Liberation Serif" fo:font-family="'Liberation Serif'" style:font-family-generic="roman" style:font-pitch="variable" fo:font-size="12pt" style:font-size-asian="12pt"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="Liberation Serif" fo:font-family="'Liberation Serif'" style:font-family-generic="roman" style:font-pitch="variable" fo:font-size="12pt" style:font-size-asian="12pt"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3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="Liberation Serif" fo:font-family="'Liberation Serif'" style:font-family-generic="roman" style:font-pitch="variable" fo:font-size="12pt" style:font-size-asian="12pt" style:font-name-complex="OpenSymbol3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3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3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3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3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3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3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3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3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3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3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3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3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3" style:font-family-complex="OpenSymbol" style:font-family-generic-complex="system" style:font-pitch-complex="variable"/>
    </style:style>
    <style:style style:name="ListLabel_20_154" style:display-name="ListLabel 154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3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3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3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3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3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3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3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3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3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3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3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3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3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3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3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3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3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3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3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3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3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3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3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3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3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3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3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1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Symbol1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-complex="Wingdings1" style:font-family-complex="Wingdings" style:font-family-generic-complex="system" style:font-pitch-complex="variable"/>
    </style:style>
    <style:style style:name="ListLabel_20_190" style:display-name="ListLabel 190" style:family="text">
      <style:text-properties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Wingdings1" style:font-family-complex="Wingdings" style:font-family-generic-complex="system" style:font-pitch-complex="variable"/>
    </style:style>
    <style:style style:name="ListLabel_20_192" style:display-name="ListLabel 192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ListLabel_20_199" style:display-name="ListLabel 199" style:family="text">
      <style:text-properties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="Liberation Serif" fo:font-family="'Liberation Serif'" style:font-family-generic="roman" style:font-pitch="variable" fo:font-size="12pt" style:font-size-asian="12pt" style:font-name-complex="OpenSymbol3" style:font-family-complex="OpenSymbol" style:font-family-generic-complex="system" style:font-pitch-complex="variable"/>
    </style:style>
    <style:style style:name="ListLabel_20_201" style:display-name="ListLabel 201" style:family="text">
      <style:text-properties fo:font-size="12pt" style:font-size-asian="12pt" style:font-name-complex="Courier New1" style:font-family-complex="'Courier New'" style:font-family-generic-complex="system" style:font-pitch-complex="variable"/>
    </style:style>
    <style:style style:name="ListLabel_20_202" style:display-name="ListLabel 202" style:family="text">
      <style:text-properties style:font-name-complex="Symbol1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Wingdings1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Symbol1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Wingdings1" style:font-family-complex="Wingdings" style:font-family-generic-complex="system" style:font-pitch-complex="variable"/>
    </style:style>
    <style:style style:name="ListLabel_20_208" style:display-name="ListLabel 208" style:family="text">
      <style:text-properties style:font-name="Liberation Serif" fo:font-family="'Liberation Serif'" style:font-family-generic="roman" style:font-pitch="variable" fo:font-size="12pt" style:font-size-asian="12pt" style:font-name-complex="OpenSymbol3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3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3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3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3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3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3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3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3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="Liberation Serif" fo:font-family="'Liberation Serif'" style:font-family-generic="roman" style:font-pitch="variable" fo:font-size="12pt" style:font-size-asian="12pt" style:font-name-complex="OpenSymbol3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3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3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3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3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3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3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3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3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3" style:font-family-complex="OpenSymbol" style:font-family-generic-complex="system" style:font-pitch-complex="variable"/>
    </style:style>
    <style:style style:name="ListLabel_20_227" style:display-name="ListLabel 227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3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3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3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3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3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3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3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3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3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3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3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3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3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3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3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3" style:font-family-complex="OpenSymbol" style:font-family-generic-complex="system" style:font-pitch-complex="variable"/>
    </style:style>
    <style:style style:name="ListLabel_20_244" style:display-name="ListLabel 244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3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3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3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3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3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3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3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3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="Liberation Serif" fo:font-family="'Liberation Serif'" style:font-family-generic="roman" style:font-pitch="variable" fo:font-size="12pt" fo:font-weight="normal" style:font-size-asian="12pt" style:font-weight-asian="normal" style:font-name-complex="OpenSymbol3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3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3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3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3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3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3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3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3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3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3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3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3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3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3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3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3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3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3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3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3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3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3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3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3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3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8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Symbol"/>
      </text:list-level-style-bullet>
      <text:list-level-style-bullet text:level="2" text:style-name="ListLabel_20_182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  <style:text-properties style:font-name="Courier New"/>
      </text:list-level-style-bullet>
      <text:list-level-style-bullet text:level="3" text:style-name="ListLabel_20_183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5.08cm"/>
        </style:list-level-properties>
        <style:text-properties style:font-name="Wingdings"/>
      </text:list-level-style-bullet>
      <text:list-level-style-bullet text:level="4" text:style-name="ListLabel_20_18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  <style:text-properties style:font-name="Symbol"/>
      </text:list-level-style-bullet>
      <text:list-level-style-bullet text:level="5" text:style-name="ListLabel_20_185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  <style:text-properties style:font-name="Courier New"/>
      </text:list-level-style-bullet>
      <text:list-level-style-bullet text:level="6" text:style-name="ListLabel_20_186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8.89cm"/>
        </style:list-level-properties>
        <style:text-properties style:font-name="Wingdings"/>
      </text:list-level-style-bullet>
      <text:list-level-style-bullet text:level="7" text:style-name="ListLabel_20_18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  <style:text-properties style:font-name="Symbol"/>
      </text:list-level-style-bullet>
      <text:list-level-style-bullet text:level="8" text:style-name="ListLabel_20_188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  <style:text-properties style:font-name="Courier New"/>
      </text:list-level-style-bullet>
      <text:list-level-style-bullet text:level="9" text:style-name="ListLabel_20_189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192" style:num-suffix="♦" text:bullet-char="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4" text:style-name="ListLabel_20_19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9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9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0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201" style:num-suffix="♦" text:bullet-char="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4" text:style-name="ListLabel_20_20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0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0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8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209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3" text:style-name="ListLabel_20_210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4" text:style-name="ListLabel_20_2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6" text:style-name="ListLabel_20_213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7" text:style-name="ListLabel_20_21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215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bullet text:level="9" text:style-name="ListLabel_20_216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17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218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3" text:style-name="ListLabel_20_219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4" text:style-name="ListLabel_20_220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21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6" text:style-name="ListLabel_20_22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7" text:style-name="ListLabel_20_22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224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bullet text:level="9" text:style-name="ListLabel_20_225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26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227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2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ListLabel_20_229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ListLabel_20_230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6" text:style-name="ListLabel_20_23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7" text:style-name="ListLabel_20_232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ListLabel_20_23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9" text:style-name="ListLabel_20_234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3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236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3" text:style-name="ListLabel_20_237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4" text:style-name="ListLabel_20_238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39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6" text:style-name="ListLabel_20_240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7" text:style-name="ListLabel_20_24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24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bullet text:level="9" text:style-name="ListLabel_20_243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4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245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3" text:style-name="ListLabel_20_246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4" text:style-name="ListLabel_20_247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48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6" text:style-name="ListLabel_20_249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7" text:style-name="ListLabel_20_250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251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bullet text:level="9" text:style-name="ListLabel_20_25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5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254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3" text:style-name="ListLabel_20_255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4" text:style-name="ListLabel_20_25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57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6" text:style-name="ListLabel_20_258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7" text:style-name="ListLabel_20_259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260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bullet text:level="9" text:style-name="ListLabel_20_261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6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263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3" text:style-name="ListLabel_20_264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4" text:style-name="ListLabel_20_26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66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6" text:style-name="ListLabel_20_267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7" text:style-name="ListLabel_20_26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269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bullet text:level="9" text:style-name="ListLabel_20_270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7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27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3" text:style-name="ListLabel_20_273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4" text:style-name="ListLabel_20_27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75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6" text:style-name="ListLabel_20_276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7" text:style-name="ListLabel_20_27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278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bullet text:level="9" text:style-name="ListLabel_20_279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2:13:07</meta:creation-date>
    <dc:language>pl-PL</dc:language>
    <dc:date>2018-11-30T21:29:39.850480891</dc:date>
    <meta:editing-cycles>6</meta:editing-cycles>
    <meta:editing-duration>PT27M14S</meta:editing-duration>
    <meta:generator>LibreOffice/6.1.3.2$Linux_X86_64 LibreOffice_project/031f4f200df8f56cabb825cb688940875bfa3edf</meta:generator>
    <meta:document-statistic meta:table-count="0" meta:image-count="0" meta:object-count="0" meta:page-count="2" meta:paragraph-count="62" meta:word-count="400" meta:character-count="2504" meta:non-whitespace-character-count="2200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